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fo:font-weight="bold" style:script-type="latin"/>
    </style:style>
    <style:style style:name="P2" style:family="paragraph" style:parent-style-name="Text_20_body">
      <style:text-properties fo:language="fr" fo:country="FR" style:script-type="latin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fr" fo:country="FR" style:script-type="latin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language="fr" fo:country="FR" style:script-type="latin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language="fr" fo:country="FR" officeooo:paragraph-rsid="0007edab" style:script-type="latin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 : Candidature pour un stage technique en Développement (Mai - Juin 2026)</text:p>
      <text:p text:style-name="P2">Madame, Monsieur,</text:p>
      <text:p text:style-name="P3"><text:bookmark text:name="p-rc_b2f4e7a1c9b9af8b-25"/>Actuellement étudiant en 1ère année de BTS SIO (Solutions Logicielles) au Lycée La Colinière, je suis à la recherche d'un stage technique de 5 semaines, du 25 mai au 26 juin 2026.</text:p>
      <text:p text:style-name="P2"/>
      <text:p text:style-name="P3"><text:bookmark text:name="p-rc_b2f4e7a1c9b9af8b-26"/>C'est avec la volonté de concevoir des solutions complètes, du back-end au front-end, que je construis mon parcours. Je m'efforce de surpasser le cadre scolaire pour coder des outils concrets. Je développe mes compétences front-end en concevant des interfaces web dynamiques, et back-end en structurant des architectures serveurs. J'ai notamment créé un scraper automatisé en Python relié à une base de données SQL, ainsi que des outils de cybersécurité interrogeant des API REST. Plus récemment, mon attrait pour l'innovation m'a poussé à implémenter un système de Hand Tracking (OpenCV/MediaPipe).</text:p>
      <text:p text:style-name="P3"/>
      <text:p text:style-name="P2">J'aimerais beaucoup rejoindre une équipe technique pour m'imprégner de nouvelles méthodes de travail, découvrir les processus de développement en entreprise et contribuer activement à des projets web ou logiciels.</text:p>
      <text:p text:style-name="P4"><text:bookmark text:name="p-rc_b2f4e7a1c9b9af8b-27"/>Vous pouvez explorer le code source de mes projets et mon approche technique directement sur mon portfolio : <text:a xlink:type="simple" xlink:href="https://portfolio-leodupont-1jr4.onrender.com/" office:target-frame-name="_blank" xlink:show="new" text:style-name="Internet_20_link" text:visited-style-name="Visited_20_Internet_20_Link"><text:span text:style-name="T1">https://portfolio-leodupont-1jr4.onrender.com/</text:span></text:a> </text:p>
      <text:p text:style-name="P2">Je me tiens à votre entière disposition pour un échange afin de discuter des missions sur lesquelles je pourrais vous assister.</text:p>
      <text:p text:style-name="P2">Cordialement,</text:p>
      <text:p text:style-name="P5"><text:bookmark text:name="p-rc_b2f4e7a1c9b9af8b-28"/><text:span text:style-name="T1">Léo Dupont</text:span></text:p>
      <text:p text:style-name="P5">06 50 56 17 92</text:p>
      <text:p text:style-name="P5"><text:a xlink:type="simple" xlink:href="https://www.google.com/search?q=https://www.linkedin.com/in/léo-dupont-pro&amp;authuser=1" office:target-frame-name="_blank" xlink:show="new" text:style-name="Internet_20_link" text:visited-style-name="Visited_20_Internet_20_Link">www.linkedin.com/in/léo-dupont-pr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09:00:24.361080048</meta:creation-date>
    <dc:date>2026-03-25T13:12:19.634390508</dc:date>
    <meta:editing-duration>PT20M37S</meta:editing-duration>
    <meta:editing-cycles>5</meta:editing-cycles>
    <meta:generator>LibreOffice/25.8.5.2$Linux_X86_64 LibreOffice_project/580$Build-2</meta:generator>
    <meta:print-date>2026-03-12T08:27:55.324017904</meta:print-date>
    <meta:printed-by>PDF files</meta:printed-by>
    <meta:document-statistic meta:table-count="0" meta:image-count="0" meta:object-count="0" meta:page-count="1" meta:paragraph-count="11" meta:word-count="214" meta:character-count="1440" meta:non-whitespace-character-count="1236"/>
  </office:meta>
</office:document-meta>
</file>